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in"/>
    </style:style>
    <style:style style:name="Table1.B" style:family="table-column">
      <style:table-column-properties style:column-width="2.125in"/>
    </style:style>
    <style:style style:name="Table1.C" style:family="table-column">
      <style:table-column-properties style:column-width="2.3125in"/>
    </style:style>
    <style:style style:name="Table1.D" style:family="table-column">
      <style:table-column-properties style:column-width="1.4896in"/>
    </style:style>
    <style:style style:name="Table1.A65" style:family="table-cell">
      <style:table-cell-properties fo:padding="0in" fo:border="none"/>
    </style:style>
    <style:style style:name="P1" style:family="paragraph" style:parent-style-name="Standard">
      <style:text-properties officeooo:rsid="001b96d7" officeooo:paragraph-rsid="001b96d7"/>
    </style:style>
    <style:style style:name="P2" style:family="paragraph" style:parent-style-name="Standard">
      <style:text-properties officeooo:rsid="001b96d7" officeooo:paragraph-rsid="001bd01f"/>
    </style:style>
    <style:style style:name="P3" style:family="paragraph" style:parent-style-name="Standard">
      <style:text-properties officeooo:paragraph-rsid="001b96d7"/>
    </style:style>
    <style:style style:name="P4" style:family="paragraph" style:parent-style-name="Standard">
      <style:paragraph-properties fo:text-align="center" style:justify-single-word="false"/>
      <style:text-properties fo:font-weight="bold" officeooo:rsid="001b96d7" officeooo:paragraph-rsid="001b96d7" style:font-weight-asian="bold" style:font-weight-complex="bold"/>
    </style:style>
    <style:style style:name="P5" style:family="paragraph" style:parent-style-name="Standard">
      <style:text-properties officeooo:rsid="001c62eb" officeooo:paragraph-rsid="001c62eb"/>
    </style:style>
    <style:style style:name="P6" style:family="paragraph" style:parent-style-name="Standard">
      <style:text-properties officeooo:rsid="001c6a13" officeooo:paragraph-rsid="001c6a13"/>
    </style:style>
    <style:style style:name="P7" style:family="paragraph" style:parent-style-name="Standard">
      <style:text-properties officeooo:rsid="001b96d7" officeooo:paragraph-rsid="001b96d7"/>
    </style:style>
    <style:style style:name="P8" style:family="paragraph" style:parent-style-name="Standard">
      <style:text-properties officeooo:rsid="001b96d7" officeooo:paragraph-rsid="001c9156"/>
    </style:style>
    <style:style style:name="P9" style:family="paragraph" style:parent-style-name="Standard">
      <style:text-properties officeooo:rsid="001b96d7" officeooo:paragraph-rsid="001d8cfa"/>
    </style:style>
    <style:style style:name="P10" style:family="paragraph" style:parent-style-name="Standard">
      <style:text-properties officeooo:rsid="001b96d7" officeooo:paragraph-rsid="001bd01f"/>
    </style:style>
    <style:style style:name="P11" style:family="paragraph" style:parent-style-name="Standard">
      <style:text-properties officeooo:rsid="001ec51b" officeooo:paragraph-rsid="001ec51b"/>
    </style:style>
    <style:style style:name="P12" style:family="paragraph" style:parent-style-name="Standard">
      <style:text-properties officeooo:paragraph-rsid="001b96d7"/>
    </style:style>
    <style:style style:name="T1" style:family="text">
      <style:text-properties officeooo:rsid="001b96d7"/>
    </style:style>
    <style:style style:name="T2" style:family="text">
      <style:text-properties officeooo:rsid="001c62eb"/>
    </style:style>
    <style:style style:name="T3" style:family="text">
      <style:text-properties officeooo:rsid="001c6a13"/>
    </style:style>
    <style:style style:name="T4" style:family="text">
      <style:text-properties officeooo:rsid="001c9156"/>
    </style:style>
    <style:style style:name="T5" style:family="text">
      <style:text-properties officeooo:rsid="001d8cfa"/>
    </style:style>
    <style:style style:name="T6" style:family="text">
      <style:text-properties officeooo:rsid="001f46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8/H89 I/O Port Assignments</text:p>
      <text:p text:style-name="P1"/>
      <text:p text:style-name="P11">NOTE: Some boards can be configured for any/many port ranges, however available software may not support all ranges. Unless otherwise indicated by “*”, boards are shown in the port ranges required/expected by software.</text:p>
      <text:p text:style-name="P11"/>
      <text:p text:style-name="P11">Software is not able to detect port ranges of hardware. <text:span text:style-name="T6">The dipswitches at port 362Q allow for software detection of the configuration of port ranges 170Q and 174Q only. Zx80 CPU boards V4 and later allow for extended port configuration for ranges 270Q and 274Q for certain devices. With the exception of H67 and H47 devices, software tends to hard-code the port ranges.</text:span></text:p>
      <text:p text:style-name="P2"/>
      <text:p text:style-name="P2">TBD(4)<text:tab/>HA-8-2 ADC/DAC</text:p>
      <text:p text:style-name="P1"/>
      <table:table table:name="Table1" table:style-name="Table1">
        <table:table-column table:style-name="Table1.A"/>
        <table:table-column table:style-name="Table1.B"/>
        <table:table-column table:style-name="Table1.C"/>
        <table:table-column table:style-name="Table1.D"/>
        <table:table-row table:style-name="TableLine94116488744704">
          <table:table-cell office:value-type="string">
            <text:p text:style-name="P1">000Q</text:p>
          </table:table-cell>
          <table:table-cell office:value-type="string">
            <text:p text:style-name="P1">512K MMU</text:p>
          </table:table-cell>
          <table:table-cell office:value-type="string">
            <text:p text:style-name="P1">H8-2 PARALLEL</text:p>
          </table:table-cell>
          <table:table-cell office:value-type="string">
            <text:p text:style-name="P1">ECS PC-12 CARD</text:p>
          </table:table-cell>
        </table:table-row>
        <table:table-row table:style-name="TableLine94116475614720">
          <table:table-cell office:value-type="string">
            <text:p text:style-name="P1">001Q</text:p>
          </table:table-cell>
          <table:table-cell office:value-type="string">
            <text:p text:style-name="P1">512K MMU</text:p>
          </table:table-cell>
          <table:table-cell office:value-type="string">
            <text:p text:style-name="P1">H8-2 PARALLEL</text:p>
          </table:table-cell>
          <table:table-cell office:value-type="string">
            <text:p text:style-name="P1">ECS PC-12 CARD</text:p>
          </table:table-cell>
        </table:table-row>
        <table:table-row table:style-name="TableLine94116405497856">
          <table:table-cell office:value-type="string">
            <text:p text:style-name="P1">002Q</text:p>
          </table:table-cell>
          <table:table-cell office:value-type="string">
            <text:p text:style-name="P1">512K MMU</text:p>
          </table:table-cell>
          <table:table-cell office:value-type="string">
            <text:p text:style-name="P1"/>
          </table:table-cell>
          <table:table-cell office:value-type="string">
            <text:p text:style-name="P1">ECS PC-12 CARD</text:p>
          </table:table-cell>
        </table:table-row>
        <table:table-row table:style-name="TableLine94116501660320">
          <table:table-cell office:value-type="string">
            <text:p text:style-name="P1">003Q</text:p>
          </table:table-cell>
          <table:table-cell office:value-type="string">
            <text:p text:style-name="P1">512K MMU</text:p>
          </table:table-cell>
          <table:table-cell office:value-type="string">
            <text:p text:style-name="P1"/>
          </table:table-cell>
          <table:table-cell office:value-type="string">
            <text:p text:style-name="P1">ECS PC-12 CARD</text:p>
          </table:table-cell>
        </table:table-row>
        <table:table-row table:style-name="TableLine94116502683136">
          <table:table-cell office:value-type="string">
            <text:p text:style-name="P1">004Q</text:p>
          </table:table-cell>
          <table:table-cell office:value-type="string">
            <text:p text:style-name="P1">512K MMU</text:p>
          </table:table-cell>
          <table:table-cell office:value-type="string">
            <text:p text:style-name="P1"/>
          </table:table-cell>
          <table:table-cell office:value-type="string">
            <text:p text:style-name="P1">ECS PC-12 CARD</text:p>
          </table:table-cell>
        </table:table-row>
        <table:table-row table:style-name="TableLine94116502309888">
          <table:table-cell office:value-type="string">
            <text:p text:style-name="P1">005Q</text:p>
          </table:table-cell>
          <table:table-cell office:value-type="string">
            <text:p text:style-name="P1">512K MMU</text:p>
          </table:table-cell>
          <table:table-cell office:value-type="string">
            <text:p text:style-name="P1"/>
          </table:table-cell>
          <table:table-cell office:value-type="string">
            <text:p text:style-name="P1">ECS PC-12 CARD</text:p>
          </table:table-cell>
        </table:table-row>
        <table:table-row table:style-name="TableLine94116512212992">
          <table:table-cell office:value-type="string">
            <text:p text:style-name="P1">006Q</text:p>
          </table:table-cell>
          <table:table-cell office:value-type="string">
            <text:p text:style-name="P1">512K MMU</text:p>
          </table:table-cell>
          <table:table-cell office:value-type="string">
            <text:p text:style-name="P1"/>
          </table:table-cell>
          <table:table-cell office:value-type="string">
            <text:p text:style-name="P1">ECS PC-12 CARD</text:p>
          </table:table-cell>
        </table:table-row>
        <table:table-row table:style-name="TableLine94116498231136">
          <table:table-cell office:value-type="string">
            <text:p text:style-name="P1">007Q</text:p>
          </table:table-cell>
          <table:table-cell office:value-type="string">
            <text:p text:style-name="P1">512K MMU</text:p>
          </table:table-cell>
          <table:table-cell office:value-type="string">
            <text:p text:style-name="P1"/>
          </table:table-cell>
          <table:table-cell office:value-type="string">
            <text:p text:style-name="P1">ECS PC-12 CARD</text:p>
          </table:table-cell>
        </table:table-row>
        <table:table-row table:style-name="TableLine94116503462752">
          <table:table-cell office:value-type="string">
            <text:p text:style-name="P1">010Q</text:p>
          </table:table-cell>
          <table:table-cell office:value-type="string">
            <text:p text:style-name="P1"/>
          </table:table-cell>
          <table:table-cell office:value-type="string">
            <text:p text:style-name="P1"/>
          </table:table-cell>
          <table:table-cell office:value-type="string">
            <text:p text:style-name="P1">ECS PC-12 CARD</text:p>
          </table:table-cell>
        </table:table-row>
        <table:table-row table:style-name="TableLine94116507085824">
          <table:table-cell office:value-type="string">
            <text:p text:style-name="P1">011Q</text:p>
          </table:table-cell>
          <table:table-cell office:value-type="string">
            <text:p text:style-name="P1"/>
          </table:table-cell>
          <table:table-cell office:value-type="string">
            <text:p text:style-name="P1"/>
          </table:table-cell>
          <table:table-cell office:value-type="string">
            <text:p text:style-name="P1">ECS PC-12 CARD</text:p>
          </table:table-cell>
        </table:table-row>
        <table:table-row table:style-name="TableLine94116508659616">
          <table:table-cell office:value-type="string">
            <text:p text:style-name="P1">012Q</text:p>
          </table:table-cell>
          <table:table-cell office:value-type="string">
            <text:p text:style-name="P1"/>
          </table:table-cell>
          <table:table-cell office:value-type="string">
            <text:p text:style-name="P1"/>
          </table:table-cell>
          <table:table-cell office:value-type="string">
            <text:p text:style-name="P1">ECS PC-12 CARD</text:p>
          </table:table-cell>
        </table:table-row>
        <table:table-row table:style-name="TableLine94116499229536">
          <table:table-cell office:value-type="string">
            <text:p text:style-name="P1">013Q</text:p>
          </table:table-cell>
          <table:table-cell office:value-type="string">
            <text:p text:style-name="P1"/>
          </table:table-cell>
          <table:table-cell office:value-type="string">
            <text:p text:style-name="P1"/>
          </table:table-cell>
          <table:table-cell office:value-type="string">
            <text:p text:style-name="P1">ECS PC-12 CARD</text:p>
          </table:table-cell>
        </table:table-row>
        <table:table-row table:style-name="TableLine94116505276480">
          <table:table-cell office:value-type="string">
            <text:p text:style-name="P1">014Q</text:p>
          </table:table-cell>
          <table:table-cell office:value-type="string">
            <text:p text:style-name="P1"/>
          </table:table-cell>
          <table:table-cell office:value-type="string">
            <text:p text:style-name="P1"/>
          </table:table-cell>
          <table:table-cell office:value-type="string">
            <text:p text:style-name="P1">ECS PC-12 CARD</text:p>
          </table:table-cell>
        </table:table-row>
        <table:table-row table:style-name="TableLine94116453598816">
          <table:table-cell office:value-type="string">
            <text:p text:style-name="P1">015Q</text:p>
          </table:table-cell>
          <table:table-cell office:value-type="string">
            <text:p text:style-name="P1"/>
          </table:table-cell>
          <table:table-cell office:value-type="string">
            <text:p text:style-name="P1"/>
          </table:table-cell>
          <table:table-cell office:value-type="string">
            <text:p text:style-name="P1">ECS PC-12 CARD</text:p>
          </table:table-cell>
        </table:table-row>
        <table:table-row table:style-name="TableLine94116503057408">
          <table:table-cell office:value-type="string">
            <text:p text:style-name="P1">016Q</text:p>
          </table:table-cell>
          <table:table-cell office:value-type="string">
            <text:p text:style-name="P1"/>
          </table:table-cell>
          <table:table-cell office:value-type="string">
            <text:p text:style-name="P1"/>
          </table:table-cell>
          <table:table-cell office:value-type="string">
            <text:p text:style-name="P1">ECS PC-12 CARD</text:p>
          </table:table-cell>
        </table:table-row>
        <table:table-row table:style-name="TableLine94116508451328">
          <table:table-cell office:value-type="string">
            <text:p text:style-name="P1">017Q</text:p>
          </table:table-cell>
          <table:table-cell office:value-type="string">
            <text:p text:style-name="P1"/>
          </table:table-cell>
          <table:table-cell office:value-type="string">
            <text:p text:style-name="P1"/>
          </table:table-cell>
          <table:table-cell office:value-type="string">
            <text:p text:style-name="P1">ECS PC-12 CARD</text:p>
          </table:table-cell>
        </table:table-row>
        <table:table-row table:style-name="TableLine94116487613008">
          <table:table-cell office:value-type="string">
            <text:p text:style-name="P1">020Q</text:p>
          </table:table-cell>
          <table:table-cell office:value-type="string">
            <text:p text:style-name="P1"/>
          </table:table-cell>
          <table:table-cell office:value-type="string">
            <text:p text:style-name="P1"/>
          </table:table-cell>
          <table:table-cell office:value-type="string">
            <text:p text:style-name="P1">ECS PC-12 CARD</text:p>
          </table:table-cell>
        </table:table-row>
        <table:table-row table:style-name="TableLine94116507715584">
          <table:table-cell office:value-type="string">
            <text:p text:style-name="P1">021Q</text:p>
          </table:table-cell>
          <table:table-cell office:value-type="string">
            <text:p text:style-name="P1"/>
          </table:table-cell>
          <table:table-cell office:value-type="string">
            <text:p text:style-name="P1"/>
          </table:table-cell>
          <table:table-cell office:value-type="string">
            <text:p text:style-name="P1">ECS PC-12 CARD</text:p>
          </table:table-cell>
        </table:table-row>
        <table:table-row table:style-name="TableLine94116507371520">
          <table:table-cell office:value-type="string">
            <text:p text:style-name="P1">022Q</text:p>
          </table:table-cell>
          <table:table-cell office:value-type="string">
            <text:p text:style-name="P1"/>
          </table:table-cell>
          <table:table-cell office:value-type="string">
            <text:p text:style-name="P1"/>
          </table:table-cell>
          <table:table-cell office:value-type="string">
            <text:p text:style-name="P1">ECS PC-12 CARD</text:p>
          </table:table-cell>
        </table:table-row>
        <table:table-row table:style-name="TableLine94116504502272">
          <table:table-cell office:value-type="string">
            <text:p text:style-name="P1">023Q</text:p>
          </table:table-cell>
          <table:table-cell office:value-type="string">
            <text:p text:style-name="P1"/>
          </table:table-cell>
          <table:table-cell office:value-type="string">
            <text:p text:style-name="P1"/>
          </table:table-cell>
          <table:table-cell office:value-type="string">
            <text:p text:style-name="P1">ECS PC-12 CARD</text:p>
          </table:table-cell>
        </table:table-row>
        <table:table-row table:style-name="TableLine94116507115168">
          <table:table-cell office:value-type="string">
            <text:p text:style-name="P1">024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488147968">
          <table:table-cell office:value-type="string">
            <text:p text:style-name="P1">025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487236608">
          <table:table-cell office:value-type="string">
            <text:p text:style-name="P1">026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487193088">
          <table:table-cell office:value-type="string">
            <text:p text:style-name="P1">027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487550624">
          <table:table-cell office:value-type="string">
            <text:p text:style-name="P1">030Q</text:p>
          </table:table-cell>
          <table:table-cell office:value-type="string">
            <text:p text:style-name="P1">82C55 CARD *<text:span text:style-name="T5">H</text:span></text:p>
          </table:table-cell>
          <table:table-cell office:value-type="string">
            <text:p text:style-name="Standard"/>
          </table:table-cell>
          <table:table-cell office:value-type="string">
            <text:p text:style-name="Standard"/>
          </table:table-cell>
        </table:table-row>
        <table:table-row table:style-name="TableLine94116487405568">
          <table:table-cell office:value-type="string">
            <text:p text:style-name="P1">031Q</text:p>
          </table:table-cell>
          <table:table-cell office:value-type="string">
            <text:p text:style-name="P1">82C55 CARD *<text:span text:style-name="T5">H</text:span></text:p>
          </table:table-cell>
          <table:table-cell office:value-type="string">
            <text:p text:style-name="Standard"/>
          </table:table-cell>
          <table:table-cell office:value-type="string">
            <text:p text:style-name="Standard"/>
          </table:table-cell>
        </table:table-row>
        <table:table-row table:style-name="TableLine94116488385536">
          <table:table-cell office:value-type="string">
            <text:p text:style-name="P1">032Q</text:p>
          </table:table-cell>
          <table:table-cell office:value-type="string">
            <text:p text:style-name="P1">82C55 CARD *<text:span text:style-name="T5">H</text:span></text:p>
          </table:table-cell>
          <table:table-cell office:value-type="string">
            <text:p text:style-name="Standard"/>
          </table:table-cell>
          <table:table-cell office:value-type="string">
            <text:p text:style-name="Standard"/>
          </table:table-cell>
        </table:table-row>
        <table:table-row table:style-name="TableLine94116475377152">
          <table:table-cell office:value-type="string">
            <text:p text:style-name="P1">033Q</text:p>
          </table:table-cell>
          <table:table-cell office:value-type="string">
            <text:p text:style-name="P1">82C55 CARD *<text:span text:style-name="T5">H</text:span></text:p>
          </table:table-cell>
          <table:table-cell office:value-type="string">
            <text:p text:style-name="Standard"/>
          </table:table-cell>
          <table:table-cell office:value-type="string">
            <text:p text:style-name="Standard"/>
          </table:table-cell>
        </table:table-row>
        <table:table-row table:style-name="TableLine94116476888736">
          <table:table-cell office:value-type="string">
            <text:p text:style-name="P1">034Q</text:p>
          </table:table-cell>
          <table:table-cell office:value-type="string">
            <text:p text:style-name="P1">82C55 CARD *<text:span text:style-name="T5">G</text:span></text:p>
          </table:table-cell>
          <table:table-cell office:value-type="string">
            <text:p text:style-name="Standard"/>
          </table:table-cell>
          <table:table-cell office:value-type="string">
            <text:p text:style-name="Standard"/>
          </table:table-cell>
        </table:table-row>
        <table:table-row table:style-name="TableLine94116488431104">
          <table:table-cell office:value-type="string">
            <text:p text:style-name="P1">035Q</text:p>
          </table:table-cell>
          <table:table-cell office:value-type="string">
            <text:p text:style-name="P1">82C55 CARD *<text:span text:style-name="T5">G</text:span></text:p>
          </table:table-cell>
          <table:table-cell office:value-type="string">
            <text:p text:style-name="Standard"/>
          </table:table-cell>
          <table:table-cell office:value-type="string">
            <text:p text:style-name="Standard"/>
          </table:table-cell>
        </table:table-row>
        <table:table-row table:style-name="TableLine94116476956160">
          <table:table-cell office:value-type="string">
            <text:p text:style-name="P1">036Q</text:p>
          </table:table-cell>
          <table:table-cell office:value-type="string">
            <text:p text:style-name="P1">82C55 CARD *<text:span text:style-name="T5">G</text:span></text:p>
          </table:table-cell>
          <table:table-cell office:value-type="string">
            <text:p text:style-name="Standard"/>
          </table:table-cell>
          <table:table-cell office:value-type="string">
            <text:p text:style-name="Standard"/>
          </table:table-cell>
        </table:table-row>
        <table:table-row table:style-name="TableLine94116487678464">
          <table:table-cell office:value-type="string">
            <text:p text:style-name="P1">037Q</text:p>
          </table:table-cell>
          <table:table-cell office:value-type="string">
            <text:p text:style-name="P1">82C55 CARD *<text:span text:style-name="T5">G</text:span></text:p>
          </table:table-cell>
          <table:table-cell office:value-type="string">
            <text:p text:style-name="Standard"/>
          </table:table-cell>
          <table:table-cell office:value-type="string">
            <text:p text:style-name="Standard"/>
          </table:table-cell>
        </table:table-row>
        <table:table-row table:style-name="TableLine94116487596704">
          <table:table-cell office:value-type="string">
            <text:p text:style-name="P1">040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487909888">
          <table:table-cell office:value-type="string">
            <text:p text:style-name="P1">041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478785024">
          <table:table-cell office:value-type="string">
            <text:p text:style-name="P1">042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488165888">
          <table:table-cell office:value-type="string">
            <text:p text:style-name="P1">043Q</text:p>
          </table:table-cell>
          <table:table-cell office:value-type="string">
            <text:p text:style-name="Standard"/>
          </table:table-cell>
          <table:table-cell office:value-type="string">
            <text:p text:style-name="Standard"/>
          </table:table-cell>
          <table:table-cell office:value-type="string">
            <text:p text:style-name="Standard"/>
          </table:table-cell>
        </table:table-row>
        <text:soft-page-break/>
        <table:table-row table:style-name="TableLine94116488091296">
          <table:table-cell office:value-type="string">
            <text:p text:style-name="P1">044Q</text:p>
          </table:table-cell>
          <table:table-cell office:value-type="string">
            <text:p text:style-name="P1">82C55 CARD *<text:span text:style-name="T5">F</text:span></text:p>
          </table:table-cell>
          <table:table-cell office:value-type="string">
            <text:p text:style-name="Standard"/>
          </table:table-cell>
          <table:table-cell office:value-type="string">
            <text:p text:style-name="Standard"/>
          </table:table-cell>
        </table:table-row>
        <table:table-row table:style-name="TableLine94116488141312">
          <table:table-cell office:value-type="string">
            <text:p text:style-name="P1">045Q</text:p>
          </table:table-cell>
          <table:table-cell office:value-type="string">
            <text:p text:style-name="P1">82C55 CARD *<text:span text:style-name="T5">F</text:span></text:p>
          </table:table-cell>
          <table:table-cell office:value-type="string">
            <text:p text:style-name="Standard"/>
          </table:table-cell>
          <table:table-cell office:value-type="string">
            <text:p text:style-name="Standard"/>
          </table:table-cell>
        </table:table-row>
        <table:table-row table:style-name="TableLine94116453561200">
          <table:table-cell office:value-type="string">
            <text:p text:style-name="P1">046Q</text:p>
          </table:table-cell>
          <table:table-cell office:value-type="string">
            <text:p text:style-name="P1">82C55 CARD *<text:span text:style-name="T5">F</text:span></text:p>
          </table:table-cell>
          <table:table-cell office:value-type="string">
            <text:p text:style-name="Standard"/>
          </table:table-cell>
          <table:table-cell office:value-type="string">
            <text:p text:style-name="Standard"/>
          </table:table-cell>
        </table:table-row>
        <table:table-row table:style-name="TableLine94116475865600">
          <table:table-cell office:value-type="string">
            <text:p text:style-name="P1">047Q</text:p>
          </table:table-cell>
          <table:table-cell office:value-type="string">
            <text:p text:style-name="P1">82C55 CARD *<text:span text:style-name="T5">F</text:span></text:p>
          </table:table-cell>
          <table:table-cell office:value-type="string">
            <text:p text:style-name="Standard"/>
          </table:table-cell>
          <table:table-cell office:value-type="string">
            <text:p text:style-name="Standard"/>
          </table:table-cell>
        </table:table-row>
        <table:table-row table:style-name="TableLine94116488199840">
          <table:table-cell office:value-type="string">
            <text:p text:style-name="P1">050Q</text:p>
          </table:table-cell>
          <table:table-cell office:value-type="string">
            <text:p text:style-name="P1">82C55 CARD *<text:span text:style-name="T5">E</text:span></text:p>
          </table:table-cell>
          <table:table-cell office:value-type="string">
            <text:p text:style-name="Standard"/>
          </table:table-cell>
          <table:table-cell office:value-type="string">
            <text:p text:style-name="Standard"/>
          </table:table-cell>
        </table:table-row>
        <table:table-row table:style-name="TableLine94116405418528">
          <table:table-cell office:value-type="string">
            <text:p text:style-name="P1">051Q</text:p>
          </table:table-cell>
          <table:table-cell office:value-type="string">
            <text:p text:style-name="P1">82C55 CARD *<text:span text:style-name="T5">E</text:span></text:p>
          </table:table-cell>
          <table:table-cell office:value-type="string">
            <text:p text:style-name="Standard"/>
          </table:table-cell>
          <table:table-cell office:value-type="string">
            <text:p text:style-name="Standard"/>
          </table:table-cell>
        </table:table-row>
        <table:table-row table:style-name="TableLine94116504906976">
          <table:table-cell office:value-type="string">
            <text:p text:style-name="P1">052Q</text:p>
          </table:table-cell>
          <table:table-cell office:value-type="string">
            <text:p text:style-name="P1">82C55 CARD *<text:span text:style-name="T5">E</text:span></text:p>
          </table:table-cell>
          <table:table-cell office:value-type="string">
            <text:p text:style-name="Standard"/>
          </table:table-cell>
          <table:table-cell office:value-type="string">
            <text:p text:style-name="Standard"/>
          </table:table-cell>
        </table:table-row>
        <table:table-row table:style-name="TableLine94116496862720">
          <table:table-cell office:value-type="string">
            <text:p text:style-name="P1">053Q</text:p>
          </table:table-cell>
          <table:table-cell office:value-type="string">
            <text:p text:style-name="P1">82C55 CARD *<text:span text:style-name="T5">E</text:span></text:p>
          </table:table-cell>
          <table:table-cell office:value-type="string">
            <text:p text:style-name="Standard"/>
          </table:table-cell>
          <table:table-cell office:value-type="string">
            <text:p text:style-name="Standard"/>
          </table:table-cell>
        </table:table-row>
        <table:table-row table:style-name="TableLine94116488076544">
          <table:table-cell office:value-type="string">
            <text:p text:style-name="P1">054Q</text:p>
          </table:table-cell>
          <table:table-cell office:value-type="string">
            <text:p text:style-name="P1">82C55 CARD *<text:span text:style-name="T5">D</text:span></text:p>
          </table:table-cell>
          <table:table-cell office:value-type="string">
            <text:p text:style-name="Standard"/>
          </table:table-cell>
          <table:table-cell office:value-type="string">
            <text:p text:style-name="Standard"/>
          </table:table-cell>
        </table:table-row>
        <table:table-row table:style-name="TableLine94116498800640">
          <table:table-cell office:value-type="string">
            <text:p text:style-name="P1">055Q</text:p>
          </table:table-cell>
          <table:table-cell office:value-type="string">
            <text:p text:style-name="P1">82C55 CARD *<text:span text:style-name="T5">D</text:span></text:p>
          </table:table-cell>
          <table:table-cell office:value-type="string">
            <text:p text:style-name="Standard"/>
          </table:table-cell>
          <table:table-cell office:value-type="string">
            <text:p text:style-name="Standard"/>
          </table:table-cell>
        </table:table-row>
        <table:table-row table:style-name="TableLine94116499000320">
          <table:table-cell office:value-type="string">
            <text:p text:style-name="P1">056Q</text:p>
          </table:table-cell>
          <table:table-cell office:value-type="string">
            <text:p text:style-name="P1">82C55 CARD *<text:span text:style-name="T5">D</text:span></text:p>
          </table:table-cell>
          <table:table-cell office:value-type="string">
            <text:p text:style-name="Standard"/>
          </table:table-cell>
          <table:table-cell office:value-type="string">
            <text:p text:style-name="Standard"/>
          </table:table-cell>
        </table:table-row>
        <table:table-row table:style-name="TableLine94116498781072">
          <table:table-cell office:value-type="string">
            <text:p text:style-name="P1">057Q</text:p>
          </table:table-cell>
          <table:table-cell office:value-type="string">
            <text:p text:style-name="P1">82C55 CARD *<text:span text:style-name="T5">D</text:span></text:p>
          </table:table-cell>
          <table:table-cell office:value-type="string">
            <text:p text:style-name="Standard"/>
          </table:table-cell>
          <table:table-cell office:value-type="string">
            <text:p text:style-name="Standard"/>
          </table:table-cell>
        </table:table-row>
        <table:table-row table:style-name="TableLine94116503185728">
          <table:table-cell office:value-type="string">
            <text:p text:style-name="P1">060Q</text:p>
          </table:table-cell>
          <table:table-cell office:value-type="string">
            <text:p text:style-name="P1">82C55 CARD *<text:span text:style-name="T4">C</text:span></text:p>
          </table:table-cell>
          <table:table-cell office:value-type="string">
            <text:p text:style-name="Standard"/>
          </table:table-cell>
          <table:table-cell office:value-type="string">
            <text:p text:style-name="Standard"/>
          </table:table-cell>
        </table:table-row>
        <table:table-row table:style-name="TableLine94116498634240">
          <table:table-cell office:value-type="string">
            <text:p text:style-name="P1">061Q</text:p>
          </table:table-cell>
          <table:table-cell office:value-type="string">
            <text:p text:style-name="P1">82C55 CARD *<text:span text:style-name="T4">C</text:span></text:p>
          </table:table-cell>
          <table:table-cell office:value-type="string">
            <text:p text:style-name="Standard"/>
          </table:table-cell>
          <table:table-cell office:value-type="string">
            <text:p text:style-name="Standard"/>
          </table:table-cell>
        </table:table-row>
        <table:table-row table:style-name="TableLine94116508278016">
          <table:table-cell office:value-type="string">
            <text:p text:style-name="P1">062Q</text:p>
          </table:table-cell>
          <table:table-cell office:value-type="string">
            <text:p text:style-name="P1">82C55 CARD *<text:span text:style-name="T4">C</text:span></text:p>
          </table:table-cell>
          <table:table-cell office:value-type="string">
            <text:p text:style-name="Standard"/>
          </table:table-cell>
          <table:table-cell office:value-type="string">
            <text:p text:style-name="Standard"/>
          </table:table-cell>
        </table:table-row>
        <table:table-row table:style-name="TableLine94116505016704">
          <table:table-cell office:value-type="string">
            <text:p text:style-name="P1">063Q</text:p>
          </table:table-cell>
          <table:table-cell office:value-type="string">
            <text:p text:style-name="P1">82C55 CARD *<text:span text:style-name="T4">C</text:span></text:p>
          </table:table-cell>
          <table:table-cell office:value-type="string">
            <text:p text:style-name="Standard"/>
          </table:table-cell>
          <table:table-cell office:value-type="string">
            <text:p text:style-name="Standard"/>
          </table:table-cell>
        </table:table-row>
        <table:table-row table:style-name="TableLine94116506238176">
          <table:table-cell office:value-type="string">
            <text:p text:style-name="P1">064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507369984">
          <table:table-cell office:value-type="string">
            <text:p text:style-name="P1">065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505172464">
          <table:table-cell office:value-type="string">
            <text:p text:style-name="P1">066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488508272">
          <table:table-cell office:value-type="string">
            <text:p text:style-name="P1">067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505601184">
          <table:table-cell office:value-type="string">
            <text:p text:style-name="P1">070Q</text:p>
          </table:table-cell>
          <table:table-cell office:value-type="string">
            <text:p text:style-name="P1">82C55 CARD *<text:span text:style-name="T4">B</text:span></text:p>
          </table:table-cell>
          <table:table-cell office:value-type="string">
            <text:p text:style-name="Standard"/>
          </table:table-cell>
          <table:table-cell office:value-type="string">
            <text:p text:style-name="Standard"/>
          </table:table-cell>
        </table:table-row>
        <table:table-row table:style-name="TableLine94116507110928">
          <table:table-cell office:value-type="string">
            <text:p text:style-name="P1">071Q</text:p>
          </table:table-cell>
          <table:table-cell office:value-type="string">
            <text:p text:style-name="P1">82C55 CARD *<text:span text:style-name="T4">B</text:span></text:p>
          </table:table-cell>
          <table:table-cell office:value-type="string">
            <text:p text:style-name="Standard"/>
          </table:table-cell>
          <table:table-cell office:value-type="string">
            <text:p text:style-name="Standard"/>
          </table:table-cell>
        </table:table-row>
        <table:table-row table:style-name="TableLine94116490477072">
          <table:table-cell office:value-type="string">
            <text:p text:style-name="P1">072Q</text:p>
          </table:table-cell>
          <table:table-cell office:value-type="string">
            <text:p text:style-name="P1">82C55 CARD *<text:span text:style-name="T4">B</text:span></text:p>
          </table:table-cell>
          <table:table-cell office:value-type="string">
            <text:p text:style-name="Standard"/>
          </table:table-cell>
          <table:table-cell office:value-type="string">
            <text:p text:style-name="Standard"/>
          </table:table-cell>
        </table:table-row>
        <table:table-row table:style-name="TableLine94116505045376">
          <table:table-cell office:value-type="string">
            <text:p text:style-name="P1">073Q</text:p>
          </table:table-cell>
          <table:table-cell office:value-type="string">
            <text:p text:style-name="P1">82C55 CARD *<text:span text:style-name="T4">B</text:span></text:p>
          </table:table-cell>
          <table:table-cell office:value-type="string">
            <text:p text:style-name="Standard"/>
          </table:table-cell>
          <table:table-cell office:value-type="string">
            <text:p text:style-name="Standard"/>
          </table:table-cell>
        </table:table-row>
        <table:table-row table:style-name="TableLine94116511834784">
          <table:table-cell office:value-type="string">
            <text:p text:style-name="P1">074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496852480">
          <table:table-cell office:value-type="string">
            <text:p text:style-name="P1">075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491748864">
          <table:table-cell office:value-type="string">
            <text:p text:style-name="P1">076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502915584">
          <table:table-cell office:value-type="string">
            <text:p text:style-name="P1">077Q</text:p>
          </table:table-cell>
          <table:table-cell office:value-type="string">
            <text:p text:style-name="P1">TRIONYX Z-H8 CTL PORT</text:p>
          </table:table-cell>
          <table:table-cell office:value-type="string">
            <text:p text:style-name="Standard"/>
          </table:table-cell>
          <table:table-cell office:value-type="string">
            <text:p text:style-name="Standard"/>
          </table:table-cell>
        </table:table-row>
        <table:table-row table:style-name="TableLine94116496231584">
          <table:table-cell table:style-name="Table1.A65" office:value-type="string">
            <text:p text:style-name="P1">100Q</text:p>
          </table:table-cell>
          <table:table-cell table:style-name="Table1.A65" office:value-type="string">
            <text:p text:style-name="P5">H8xSPI (WIZNET/SDCard)</text:p>
          </table:table-cell>
          <table:table-cell table:style-name="Table1.A65" office:value-type="string">
            <text:p text:style-name="Standard"/>
          </table:table-cell>
          <table:table-cell table:style-name="Table1.A65" office:value-type="string">
            <text:p text:style-name="Standard"/>
          </table:table-cell>
        </table:table-row>
        <table:table-row table:style-name="TableLine94116509922304">
          <table:table-cell table:style-name="Table1.A65" office:value-type="string">
            <text:p text:style-name="P5">101Q</text:p>
          </table:table-cell>
          <table:table-cell table:style-name="Table1.A65" office:value-type="string">
            <text:p text:style-name="P5">H8xSPI (WIZNET/SDCard)</text:p>
          </table:table-cell>
          <table:table-cell table:style-name="Table1.A65" office:value-type="string">
            <text:p text:style-name="Standard"/>
          </table:table-cell>
          <table:table-cell table:style-name="Table1.A65" office:value-type="string">
            <text:p text:style-name="Standard"/>
          </table:table-cell>
        </table:table-row>
        <table:table-row table:style-name="TableLine94116505844800">
          <table:table-cell office:value-type="string">
            <text:p text:style-name="P3"><text:span text:style-name="T1">10</text:span><text:span text:style-name="T2">2</text:span><text:span text:style-name="T1">-167Q</text:span></text:p>
          </table:table-cell>
          <table:table-cell office:value-type="string">
            <text:p text:style-name="P1">--unused--</text:p>
          </table:table-cell>
          <table:table-cell office:value-type="string">
            <text:p text:style-name="Standard"/>
          </table:table-cell>
          <table:table-cell office:value-type="string">
            <text:p text:style-name="Standard"/>
          </table:table-cell>
        </table:table-row>
        <table:table-row table:style-name="TableLine94116507196800">
          <table:table-cell office:value-type="string">
            <text:p text:style-name="P1">170Q</text:p>
          </table:table-cell>
          <table:table-cell office:value-type="string">
            <text:p text:style-name="P6">H37</text:p>
          </table:table-cell>
          <table:table-cell office:value-type="string">
            <text:p text:style-name="P6">H67 *1</text:p>
          </table:table-cell>
          <table:table-cell office:value-type="string">
            <text:p text:style-name="P6">H47 *1</text:p>
          </table:table-cell>
        </table:table-row>
        <table:table-row table:style-name="TableLine94116509378352">
          <table:table-cell office:value-type="string">
            <text:p text:style-name="P1">171Q</text:p>
          </table:table-cell>
          <table:table-cell office:value-type="string">
            <text:p text:style-name="P6">H37</text:p>
          </table:table-cell>
          <table:table-cell office:value-type="string">
            <text:p text:style-name="P6">H67 *1</text:p>
          </table:table-cell>
          <table:table-cell office:value-type="string">
            <text:p text:style-name="P6">H47 *1</text:p>
          </table:table-cell>
        </table:table-row>
        <table:table-row table:style-name="TableLine94116510075552">
          <table:table-cell office:value-type="string">
            <text:p text:style-name="P1">172Q</text:p>
          </table:table-cell>
          <table:table-cell office:value-type="string">
            <text:p text:style-name="P6">H37</text:p>
          </table:table-cell>
          <table:table-cell office:value-type="string">
            <text:p text:style-name="P6">H67 *1</text:p>
          </table:table-cell>
          <table:table-cell office:value-type="string">
            <text:p text:style-name="P6">H47 *1</text:p>
          </table:table-cell>
        </table:table-row>
        <table:table-row table:style-name="TableLine94116453560160">
          <table:table-cell office:value-type="string">
            <text:p text:style-name="P1">173Q</text:p>
          </table:table-cell>
          <table:table-cell office:value-type="string">
            <text:p text:style-name="P6">H37</text:p>
          </table:table-cell>
          <table:table-cell office:value-type="string">
            <text:p text:style-name="P6">H67 *1</text:p>
          </table:table-cell>
          <table:table-cell office:value-type="string">
            <text:p text:style-name="P6">H47 *1</text:p>
          </table:table-cell>
        </table:table-row>
        <table:table-row table:style-name="TableLine94116490526288">
          <table:table-cell office:value-type="string">
            <text:p text:style-name="P1">174Q</text:p>
          </table:table-cell>
          <table:table-cell office:value-type="string">
            <text:p text:style-name="P6">H17</text:p>
          </table:table-cell>
          <table:table-cell office:value-type="string">
            <text:p text:style-name="P6">H67 *2</text:p>
          </table:table-cell>
          <table:table-cell office:value-type="string">
            <text:p text:style-name="P6">H47 *2</text:p>
          </table:table-cell>
        </table:table-row>
        <table:table-row table:style-name="TableLine94116509586544">
          <table:table-cell office:value-type="string">
            <text:p text:style-name="P1">175Q</text:p>
          </table:table-cell>
          <table:table-cell office:value-type="string">
            <text:p text:style-name="P6">H17</text:p>
          </table:table-cell>
          <table:table-cell office:value-type="string">
            <text:p text:style-name="P6">H67 *2</text:p>
          </table:table-cell>
          <table:table-cell office:value-type="string">
            <text:p text:style-name="P6">H47 *2</text:p>
          </table:table-cell>
        </table:table-row>
        <table:table-row table:style-name="TableLine94116508948560">
          <table:table-cell office:value-type="string">
            <text:p text:style-name="P1">176Q</text:p>
          </table:table-cell>
          <table:table-cell office:value-type="string">
            <text:p text:style-name="P6">H17</text:p>
          </table:table-cell>
          <table:table-cell office:value-type="string">
            <text:p text:style-name="P6">H67 *2</text:p>
          </table:table-cell>
          <table:table-cell office:value-type="string">
            <text:p text:style-name="P6">H47 *2</text:p>
          </table:table-cell>
        </table:table-row>
        <table:table-row table:style-name="TableLine94116490484224">
          <table:table-cell office:value-type="string">
            <text:p text:style-name="P1">177Q</text:p>
          </table:table-cell>
          <table:table-cell office:value-type="string">
            <text:p text:style-name="P6">H17</text:p>
          </table:table-cell>
          <table:table-cell office:value-type="string">
            <text:p text:style-name="P6">H67 *2</text:p>
          </table:table-cell>
          <table:table-cell office:value-type="string">
            <text:p text:style-name="P6">H47 *2</text:p>
          </table:table-cell>
        </table:table-row>
        <table:table-row table:style-name="TableLine94116504152960">
          <table:table-cell office:value-type="string">
            <text:p text:style-name="P1">200Q</text:p>
          </table:table-cell>
          <table:table-cell office:value-type="string">
            <text:p text:style-name="P1">H8-Z80-64 GIDE</text:p>
          </table:table-cell>
          <table:table-cell office:value-type="string">
            <text:p text:style-name="P1">H8-AM9511-APU CARD</text:p>
          </table:table-cell>
          <table:table-cell office:value-type="string">
            <text:p text:style-name="P1"/>
          </table:table-cell>
        </table:table-row>
        <table:table-row table:style-name="TableLine94116471766960">
          <table:table-cell office:value-type="string">
            <text:p text:style-name="P1">201Q</text:p>
          </table:table-cell>
          <table:table-cell office:value-type="string">
            <text:p text:style-name="P1">H8-Z80-64 GIDE</text:p>
          </table:table-cell>
          <table:table-cell office:value-type="string">
            <text:p text:style-name="P1">H8-AM9511-APU CARD</text:p>
          </table:table-cell>
          <table:table-cell office:value-type="string">
            <text:p text:style-name="P1"/>
          </table:table-cell>
        </table:table-row>
        <table:table-row table:style-name="TableLine94116506096016">
          <table:table-cell office:value-type="string">
            <text:p text:style-name="P1">202Q</text:p>
          </table:table-cell>
          <table:table-cell office:value-type="string">
            <text:p text:style-name="P1">H8-Z80-64 GIDE</text:p>
          </table:table-cell>
          <table:table-cell office:value-type="string">
            <text:p text:style-name="P1">H8-AM9511-APU CARD</text:p>
          </table:table-cell>
          <table:table-cell office:value-type="string">
            <text:p text:style-name="P1"/>
          </table:table-cell>
        </table:table-row>
        <table:table-row table:style-name="TableLine94116404056448">
          <table:table-cell office:value-type="string">
            <text:p text:style-name="P1">203Q</text:p>
          </table:table-cell>
          <table:table-cell office:value-type="string">
            <text:p text:style-name="P1">H8-Z80-64 GIDE</text:p>
          </table:table-cell>
          <table:table-cell office:value-type="string">
            <text:p text:style-name="P1">H8-AM9511-APU CARD</text:p>
          </table:table-cell>
          <table:table-cell office:value-type="string">
            <text:p text:style-name="P1"/>
          </table:table-cell>
        </table:table-row>
        <table:table-row table:style-name="TableLine94116504892416">
          <table:table-cell office:value-type="string">
            <text:p text:style-name="P1">204Q</text:p>
          </table:table-cell>
          <table:table-cell office:value-type="string">
            <text:p text:style-name="P1">H8-Z80-64 GIDE</text:p>
          </table:table-cell>
          <table:table-cell office:value-type="string">
            <text:p text:style-name="Standard"/>
          </table:table-cell>
          <table:table-cell office:value-type="string">
            <text:p text:style-name="Standard"/>
          </table:table-cell>
        </table:table-row>
        <table:table-row table:style-name="TableLine94116477105856">
          <table:table-cell office:value-type="string">
            <text:p text:style-name="P1">205Q</text:p>
          </table:table-cell>
          <table:table-cell office:value-type="string">
            <text:p text:style-name="P1">H8-Z80-64 GIDE</text:p>
          </table:table-cell>
          <table:table-cell office:value-type="string">
            <text:p text:style-name="Standard"/>
          </table:table-cell>
          <table:table-cell office:value-type="string">
            <text:p text:style-name="Standard"/>
          </table:table-cell>
        </table:table-row>
        <table:table-row table:style-name="TableLine94116476347024">
          <table:table-cell office:value-type="string">
            <text:p text:style-name="P1">206Q</text:p>
          </table:table-cell>
          <table:table-cell office:value-type="string">
            <text:p text:style-name="P1">H8-Z80-64 GIDE</text:p>
          </table:table-cell>
          <table:table-cell office:value-type="string">
            <text:p text:style-name="Standard"/>
          </table:table-cell>
          <table:table-cell office:value-type="string">
            <text:p text:style-name="Standard"/>
          </table:table-cell>
        </table:table-row>
        <table:table-row table:style-name="TableLine94116468956992">
          <table:table-cell office:value-type="string">
            <text:p text:style-name="P1">207Q</text:p>
          </table:table-cell>
          <table:table-cell office:value-type="string">
            <text:p text:style-name="P1">H8-Z80-64 GIDE</text:p>
          </table:table-cell>
          <table:table-cell office:value-type="string">
            <text:p text:style-name="Standard"/>
          </table:table-cell>
          <table:table-cell office:value-type="string">
            <text:p text:style-name="Standard"/>
          </table:table-cell>
        </table:table-row>
        <table:table-row table:style-name="TableLine94116474651296">
          <table:table-cell office:value-type="string">
            <text:p text:style-name="P1">210Q</text:p>
          </table:table-cell>
          <table:table-cell office:value-type="string">
            <text:p text:style-name="P1">H8-Z80-64 GIDE</text:p>
          </table:table-cell>
          <table:table-cell office:value-type="string">
            <text:p text:style-name="Standard"/>
          </table:table-cell>
          <table:table-cell office:value-type="string">
            <text:p text:style-name="Standard"/>
          </table:table-cell>
        </table:table-row>
        <table:table-row table:style-name="TableLine94116480360144">
          <table:table-cell office:value-type="string">
            <text:p text:style-name="P1">211Q</text:p>
          </table:table-cell>
          <table:table-cell office:value-type="string">
            <text:p text:style-name="P1">H8-Z80-64 GIDE</text:p>
          </table:table-cell>
          <table:table-cell office:value-type="string">
            <text:p text:style-name="Standard"/>
          </table:table-cell>
          <table:table-cell office:value-type="string">
            <text:p text:style-name="Standard"/>
          </table:table-cell>
        </table:table-row>
        <text:soft-page-break/>
        <table:table-row table:style-name="TableLine94116477417104">
          <table:table-cell office:value-type="string">
            <text:p text:style-name="P1">212Q</text:p>
          </table:table-cell>
          <table:table-cell office:value-type="string">
            <text:p text:style-name="P1">H8-Z80-64 GIDE</text:p>
          </table:table-cell>
          <table:table-cell office:value-type="string">
            <text:p text:style-name="Standard"/>
          </table:table-cell>
          <table:table-cell office:value-type="string">
            <text:p text:style-name="Standard"/>
          </table:table-cell>
        </table:table-row>
        <table:table-row table:style-name="TableLine94116504867984">
          <table:table-cell office:value-type="string">
            <text:p text:style-name="P1">213Q</text:p>
          </table:table-cell>
          <table:table-cell office:value-type="string">
            <text:p text:style-name="P1">H8-Z80-64 GIDE</text:p>
          </table:table-cell>
          <table:table-cell office:value-type="string">
            <text:p text:style-name="Standard"/>
          </table:table-cell>
          <table:table-cell office:value-type="string">
            <text:p text:style-name="Standard"/>
          </table:table-cell>
        </table:table-row>
        <table:table-row table:style-name="TableLine94116506235600">
          <table:table-cell office:value-type="string">
            <text:p text:style-name="P1">214Q</text:p>
          </table:table-cell>
          <table:table-cell office:value-type="string">
            <text:p text:style-name="P1">H8-Z80-64 GIDE</text:p>
          </table:table-cell>
          <table:table-cell office:value-type="string">
            <text:p text:style-name="Standard"/>
          </table:table-cell>
          <table:table-cell office:value-type="string">
            <text:p text:style-name="Standard"/>
          </table:table-cell>
        </table:table-row>
        <table:table-row table:style-name="TableLine94116503101744">
          <table:table-cell office:value-type="string">
            <text:p text:style-name="P1">215Q</text:p>
          </table:table-cell>
          <table:table-cell office:value-type="string">
            <text:p text:style-name="P1">H8-Z80-64 GIDE</text:p>
          </table:table-cell>
          <table:table-cell office:value-type="string">
            <text:p text:style-name="Standard"/>
          </table:table-cell>
          <table:table-cell office:value-type="string">
            <text:p text:style-name="Standard"/>
          </table:table-cell>
        </table:table-row>
        <table:table-row table:style-name="TableLine94116501230224">
          <table:table-cell office:value-type="string">
            <text:p text:style-name="P1">216Q</text:p>
          </table:table-cell>
          <table:table-cell office:value-type="string">
            <text:p text:style-name="P1">H8-Z80-64 GIDE</text:p>
          </table:table-cell>
          <table:table-cell office:value-type="string">
            <text:p text:style-name="Standard"/>
          </table:table-cell>
          <table:table-cell office:value-type="string">
            <text:p text:style-name="Standard"/>
          </table:table-cell>
        </table:table-row>
        <table:table-row table:style-name="TableLine94116476571648">
          <table:table-cell office:value-type="string">
            <text:p text:style-name="P1">217Q</text:p>
          </table:table-cell>
          <table:table-cell office:value-type="string">
            <text:p text:style-name="P1">H8-Z80-64 GIDE</text:p>
          </table:table-cell>
          <table:table-cell office:value-type="string">
            <text:p text:style-name="Standard"/>
          </table:table-cell>
          <table:table-cell office:value-type="string">
            <text:p text:style-name="Standard"/>
          </table:table-cell>
        </table:table-row>
        <table:table-row table:style-name="TableLine94116501044128">
          <table:table-cell office:value-type="string">
            <text:p text:style-name="P1">220Q</text:p>
          </table:table-cell>
          <table:table-cell office:value-type="string">
            <text:p text:style-name="P1">H8 SPEED BOARD</text:p>
          </table:table-cell>
          <table:table-cell office:value-type="string">
            <text:p text:style-name="Standard"/>
          </table:table-cell>
          <table:table-cell office:value-type="string">
            <text:p text:style-name="Standard"/>
          </table:table-cell>
        </table:table-row>
        <table:table-row table:style-name="TableLine94116506094544">
          <table:table-cell office:value-type="string">
            <text:p text:style-name="P1">221-237Q</text:p>
          </table:table-cell>
          <table:table-cell office:value-type="string">
            <text:p text:style-name="P1">--unused--</text:p>
          </table:table-cell>
          <table:table-cell office:value-type="string">
            <text:p text:style-name="Standard"/>
          </table:table-cell>
          <table:table-cell office:value-type="string">
            <text:p text:style-name="Standard"/>
          </table:table-cell>
        </table:table-row>
        <table:table-row table:style-name="TableLine94116502721680">
          <table:table-cell office:value-type="string">
            <text:p text:style-name="P1">240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507244720">
          <table:table-cell office:value-type="string">
            <text:p text:style-name="P1">241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506485312">
          <table:table-cell office:value-type="string">
            <text:p text:style-name="P1">242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507692512">
          <table:table-cell office:value-type="string">
            <text:p text:style-name="P1">243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509920528">
          <table:table-cell office:value-type="string">
            <text:p text:style-name="P1">244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502714032">
          <table:table-cell office:value-type="string">
            <text:p text:style-name="P1">245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503892464">
          <table:table-cell office:value-type="string">
            <text:p text:style-name="P1">246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509270160">
          <table:table-cell office:value-type="string">
            <text:p text:style-name="P1">247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507063072">
          <table:table-cell office:value-type="string">
            <text:p text:style-name="P1">250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503024736">
          <table:table-cell office:value-type="string">
            <text:p text:style-name="P1">251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503495920">
          <table:table-cell office:value-type="string">
            <text:p text:style-name="P1">252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477250336">
          <table:table-cell office:value-type="string">
            <text:p text:style-name="P1">253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507335840">
          <table:table-cell office:value-type="string">
            <text:p text:style-name="P1">254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488156608">
          <table:table-cell office:value-type="string">
            <text:p text:style-name="P1">255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476991984">
          <table:table-cell office:value-type="string">
            <text:p text:style-name="P1">256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503852032">
          <table:table-cell office:value-type="string">
            <text:p text:style-name="P1">257Q</text:p>
          </table:table-cell>
          <table:table-cell office:value-type="string">
            <text:p text:style-name="P1">RTC72421</text:p>
          </table:table-cell>
          <table:table-cell office:value-type="string">
            <text:p text:style-name="Standard"/>
          </table:table-cell>
          <table:table-cell office:value-type="string">
            <text:p text:style-name="Standard"/>
          </table:table-cell>
        </table:table-row>
        <table:table-row table:style-name="TableLine94116509702944">
          <table:table-cell office:value-type="string">
            <text:p text:style-name="P1">260Q</text:p>
          </table:table-cell>
          <table:table-cell office:value-type="string">
            <text:p text:style-name="P1">H8 USB</text:p>
          </table:table-cell>
          <table:table-cell office:value-type="string">
            <text:p text:style-name="Standard"/>
          </table:table-cell>
          <table:table-cell office:value-type="string">
            <text:p text:style-name="Standard"/>
          </table:table-cell>
        </table:table-row>
        <table:table-row table:style-name="TableLine94116491076064">
          <table:table-cell office:value-type="string">
            <text:p text:style-name="P1">261Q</text:p>
          </table:table-cell>
          <table:table-cell office:value-type="string">
            <text:p text:style-name="P1">H8 USB</text:p>
          </table:table-cell>
          <table:table-cell office:value-type="string">
            <text:p text:style-name="Standard"/>
          </table:table-cell>
          <table:table-cell office:value-type="string">
            <text:p text:style-name="Standard"/>
          </table:table-cell>
        </table:table-row>
        <table:table-row table:style-name="TableLine94116492277168">
          <table:table-cell office:value-type="string">
            <text:p text:style-name="P1">262Q</text:p>
          </table:table-cell>
          <table:table-cell office:value-type="string">
            <text:p text:style-name="P1">H8 USB</text:p>
          </table:table-cell>
          <table:table-cell office:value-type="string">
            <text:p text:style-name="Standard"/>
          </table:table-cell>
          <table:table-cell office:value-type="string">
            <text:p text:style-name="Standard"/>
          </table:table-cell>
        </table:table-row>
        <table:table-row table:style-name="TableLine94116507206208">
          <table:table-cell office:value-type="string">
            <text:p text:style-name="P1">263Q</text:p>
          </table:table-cell>
          <table:table-cell office:value-type="string">
            <text:p text:style-name="P1">H8 USB</text:p>
          </table:table-cell>
          <table:table-cell office:value-type="string">
            <text:p text:style-name="Standard"/>
          </table:table-cell>
          <table:table-cell office:value-type="string">
            <text:p text:style-name="Standard"/>
          </table:table-cell>
        </table:table-row>
        <table:table-row table:style-name="TableLine94116470738592">
          <table:table-cell office:value-type="string">
            <text:p text:style-name="P1">264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506535472">
          <table:table-cell office:value-type="string">
            <text:p text:style-name="P1">265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506003872">
          <table:table-cell office:value-type="string">
            <text:p text:style-name="P1">266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505133088">
          <table:table-cell office:value-type="string">
            <text:p text:style-name="P1">267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488574800">
          <table:table-cell office:value-type="string">
            <text:p text:style-name="P1">270Q</text:p>
          </table:table-cell>
          <table:table-cell office:value-type="string">
            <text:p text:style-name="P6">H67 *3</text:p>
          </table:table-cell>
          <table:table-cell office:value-type="string">
            <text:p text:style-name="P1">HA-8-3 GRAPHICS CARD</text:p>
          </table:table-cell>
          <table:table-cell office:value-type="string">
            <text:p text:style-name="Standard"/>
          </table:table-cell>
        </table:table-row>
        <table:table-row table:style-name="TableLine94116502419648">
          <table:table-cell office:value-type="string">
            <text:p text:style-name="P1">271Q</text:p>
          </table:table-cell>
          <table:table-cell office:value-type="string">
            <text:p text:style-name="P6">H67 *3</text:p>
          </table:table-cell>
          <table:table-cell office:value-type="string">
            <text:p text:style-name="P1">HA-8-3 GRAPHICS CARD</text:p>
          </table:table-cell>
          <table:table-cell office:value-type="string">
            <text:p text:style-name="Standard"/>
          </table:table-cell>
        </table:table-row>
        <table:table-row table:style-name="TableLine94116478533632">
          <table:table-cell office:value-type="string">
            <text:p text:style-name="P1">272Q</text:p>
          </table:table-cell>
          <table:table-cell office:value-type="string">
            <text:p text:style-name="P6">H67 *3</text:p>
          </table:table-cell>
          <table:table-cell office:value-type="string">
            <text:p text:style-name="P1">HA-8-3 GRAPHICS CARD</text:p>
          </table:table-cell>
          <table:table-cell office:value-type="string">
            <text:p text:style-name="Standard"/>
          </table:table-cell>
        </table:table-row>
        <table:table-row table:style-name="TableLine94116503729136">
          <table:table-cell office:value-type="string">
            <text:p text:style-name="P1">273Q</text:p>
          </table:table-cell>
          <table:table-cell office:value-type="string">
            <text:p text:style-name="P6">H67 *3</text:p>
          </table:table-cell>
          <table:table-cell office:value-type="string">
            <text:p text:style-name="P1">HA-8-3 GRAPHICS CARD</text:p>
          </table:table-cell>
          <table:table-cell office:value-type="string">
            <text:p text:style-name="Standard"/>
          </table:table-cell>
        </table:table-row>
        <table:table-row table:style-name="TableLine94116511166912">
          <table:table-cell office:value-type="string">
            <text:p text:style-name="P1">274Q</text:p>
          </table:table-cell>
          <table:table-cell office:value-type="string">
            <text:p text:style-name="P6">H67 *4</text:p>
          </table:table-cell>
          <table:table-cell office:value-type="string">
            <text:p text:style-name="P1">HA-8-3 GRAPHICS CARD</text:p>
          </table:table-cell>
          <table:table-cell office:value-type="string">
            <text:p text:style-name="Standard"/>
          </table:table-cell>
        </table:table-row>
        <table:table-row table:style-name="TableLine94116490456752">
          <table:table-cell office:value-type="string">
            <text:p text:style-name="P1">275Q</text:p>
          </table:table-cell>
          <table:table-cell office:value-type="string">
            <text:p text:style-name="P6">H67 *4</text:p>
          </table:table-cell>
          <table:table-cell office:value-type="string">
            <text:p text:style-name="P1">HA-8-3 GRAPHICS CARD</text:p>
          </table:table-cell>
          <table:table-cell office:value-type="string">
            <text:p text:style-name="Standard"/>
          </table:table-cell>
        </table:table-row>
        <table:table-row table:style-name="TableLine94116503320512">
          <table:table-cell office:value-type="string">
            <text:p text:style-name="P1">276Q</text:p>
          </table:table-cell>
          <table:table-cell office:value-type="string">
            <text:p text:style-name="P6">H67 *4</text:p>
          </table:table-cell>
          <table:table-cell office:value-type="string">
            <text:p text:style-name="P1">HA-8-3 GRAPHICS CARD</text:p>
          </table:table-cell>
          <table:table-cell office:value-type="string">
            <text:p text:style-name="Standard"/>
          </table:table-cell>
        </table:table-row>
        <table:table-row table:style-name="TableLine94116489728960">
          <table:table-cell office:value-type="string">
            <text:p text:style-name="P1">277Q</text:p>
          </table:table-cell>
          <table:table-cell office:value-type="string">
            <text:p text:style-name="P6">H67 *4</text:p>
          </table:table-cell>
          <table:table-cell office:value-type="string">
            <text:p text:style-name="P1">HA-8-3 GRAPHICS CARD</text:p>
          </table:table-cell>
          <table:table-cell office:value-type="string">
            <text:p text:style-name="Standard"/>
          </table:table-cell>
        </table:table-row>
        <table:table-row table:style-name="TableLine94116507972352">
          <table:table-cell office:value-type="string">
            <text:p text:style-name="P1">300-317Q</text:p>
          </table:table-cell>
          <table:table-cell office:value-type="string">
            <text:p text:style-name="P1">--unused--</text:p>
          </table:table-cell>
          <table:table-cell office:value-type="string">
            <text:p text:style-name="Standard"/>
          </table:table-cell>
          <table:table-cell office:value-type="string">
            <text:p text:style-name="Standard"/>
          </table:table-cell>
        </table:table-row>
        <table:table-row table:style-name="TableLine94116487398144">
          <table:table-cell office:value-type="string">
            <text:p text:style-name="P1">320Q</text:p>
          </table:table-cell>
          <table:table-cell office:value-type="string">
            <text:p text:style-name="P1">"ALT" SERIAL PORT</text:p>
          </table:table-cell>
          <table:table-cell office:value-type="string">
            <text:p text:style-name="P1">H8-2 PARALLEL PORT (alt?)</text:p>
          </table:table-cell>
          <table:table-cell office:value-type="string">
            <text:p text:style-name="P8">82C55 CARD *<text:span text:style-name="T4">A</text:span></text:p>
          </table:table-cell>
        </table:table-row>
        <table:table-row table:style-name="TableLine94116507504640">
          <table:table-cell office:value-type="string">
            <text:p text:style-name="P1">321Q</text:p>
          </table:table-cell>
          <table:table-cell office:value-type="string">
            <text:p text:style-name="P1">"ALT" SERIAL PORT</text:p>
          </table:table-cell>
          <table:table-cell office:value-type="string">
            <text:p text:style-name="P1">H8-2 PARALLEL PORT (alt?)</text:p>
          </table:table-cell>
          <table:table-cell office:value-type="string">
            <text:p text:style-name="P8">82C55 CARD *<text:span text:style-name="T4">A</text:span></text:p>
          </table:table-cell>
        </table:table-row>
        <table:table-row table:style-name="TableLine94116474682992">
          <table:table-cell office:value-type="string">
            <text:p text:style-name="P1">322Q</text:p>
          </table:table-cell>
          <table:table-cell office:value-type="string">
            <text:p text:style-name="P1">"ALT" SERIAL PORT</text:p>
          </table:table-cell>
          <table:table-cell office:value-type="string">
            <text:p text:style-name="Standard"/>
          </table:table-cell>
          <table:table-cell office:value-type="string">
            <text:p text:style-name="P8">82C55 CARD *<text:span text:style-name="T4">A</text:span></text:p>
          </table:table-cell>
        </table:table-row>
        <table:table-row table:style-name="TableLine94116469238624">
          <table:table-cell office:value-type="string">
            <text:p text:style-name="P1">323Q</text:p>
          </table:table-cell>
          <table:table-cell office:value-type="string">
            <text:p text:style-name="P1">"ALT" SERIAL PORT</text:p>
          </table:table-cell>
          <table:table-cell office:value-type="string">
            <text:p text:style-name="Standard"/>
          </table:table-cell>
          <table:table-cell office:value-type="string">
            <text:p text:style-name="P8">82C55 CARD *<text:span text:style-name="T4">A</text:span></text:p>
          </table:table-cell>
        </table:table-row>
        <table:table-row table:style-name="TableLine94116453030624">
          <table:table-cell office:value-type="string">
            <text:p text:style-name="P1">324Q</text:p>
          </table:table-cell>
          <table:table-cell office:value-type="string">
            <text:p text:style-name="P1">"ALT" SERIAL PORT</text:p>
          </table:table-cell>
          <table:table-cell office:value-type="string">
            <text:p text:style-name="Standard"/>
          </table:table-cell>
          <table:table-cell office:value-type="string">
            <text:p text:style-name="Standard"/>
          </table:table-cell>
        </table:table-row>
        <table:table-row table:style-name="TableLine94116487419568">
          <table:table-cell office:value-type="string">
            <text:p text:style-name="P1">325Q</text:p>
          </table:table-cell>
          <table:table-cell office:value-type="string">
            <text:p text:style-name="P1">"ALT" SERIAL PORT</text:p>
          </table:table-cell>
          <table:table-cell office:value-type="string">
            <text:p text:style-name="Standard"/>
          </table:table-cell>
          <table:table-cell office:value-type="string">
            <text:p text:style-name="Standard"/>
          </table:table-cell>
        </table:table-row>
        <table:table-row table:style-name="TableLine94116488162160">
          <table:table-cell office:value-type="string">
            <text:p text:style-name="P1">326Q</text:p>
          </table:table-cell>
          <table:table-cell office:value-type="string">
            <text:p text:style-name="P1">"ALT" SERIAL PORT</text:p>
          </table:table-cell>
          <table:table-cell office:value-type="string">
            <text:p text:style-name="Standard"/>
          </table:table-cell>
          <table:table-cell office:value-type="string">
            <text:p text:style-name="Standard"/>
          </table:table-cell>
        </table:table-row>
        <table:table-row table:style-name="TableLine94116469098496">
          <table:table-cell office:value-type="string">
            <text:p text:style-name="P1">327Q</text:p>
          </table:table-cell>
          <table:table-cell office:value-type="string">
            <text:p text:style-name="P1">"ALT" SERIAL PORT</text:p>
          </table:table-cell>
          <table:table-cell office:value-type="string">
            <text:p text:style-name="Standard"/>
          </table:table-cell>
          <table:table-cell office:value-type="string">
            <text:p text:style-name="Standard"/>
          </table:table-cell>
        </table:table-row>
        <text:soft-page-break/>
        <table:table-row table:style-name="TableLine94116498229568">
          <table:table-cell office:value-type="string">
            <text:p text:style-name="P1">330Q</text:p>
          </table:table-cell>
          <table:table-cell office:value-type="string">
            <text:p text:style-name="P1">"MODEM" SERIAL PORT</text:p>
          </table:table-cell>
          <table:table-cell office:value-type="string">
            <text:p text:style-name="P1">VDIP1/FT245R USB</text:p>
          </table:table-cell>
          <table:table-cell office:value-type="string">
            <text:p text:style-name="Standard"/>
          </table:table-cell>
        </table:table-row>
        <table:table-row table:style-name="TableLine94116500016608">
          <table:table-cell office:value-type="string">
            <text:p text:style-name="P1">331Q</text:p>
          </table:table-cell>
          <table:table-cell office:value-type="string">
            <text:p text:style-name="P1">"MODEM" SERIAL PORT</text:p>
          </table:table-cell>
          <table:table-cell office:value-type="string">
            <text:p text:style-name="P1">VDIP1/FT245R USB</text:p>
          </table:table-cell>
          <table:table-cell office:value-type="string">
            <text:p text:style-name="Standard"/>
          </table:table-cell>
        </table:table-row>
        <table:table-row table:style-name="TableLine94116499161568">
          <table:table-cell office:value-type="string">
            <text:p text:style-name="P1">332Q</text:p>
          </table:table-cell>
          <table:table-cell office:value-type="string">
            <text:p text:style-name="P1">"MODEM" SERIAL PORT</text:p>
          </table:table-cell>
          <table:table-cell office:value-type="string">
            <text:p text:style-name="P1">VDIP1/FT245R USB</text:p>
          </table:table-cell>
          <table:table-cell office:value-type="string">
            <text:p text:style-name="Standard"/>
          </table:table-cell>
        </table:table-row>
        <table:table-row table:style-name="TableLine94116503730096">
          <table:table-cell office:value-type="string">
            <text:p text:style-name="P1">333Q</text:p>
          </table:table-cell>
          <table:table-cell office:value-type="string">
            <text:p text:style-name="P1">"MODEM" SERIAL PORT</text:p>
          </table:table-cell>
          <table:table-cell office:value-type="string">
            <text:p text:style-name="Standard"/>
          </table:table-cell>
          <table:table-cell office:value-type="string">
            <text:p text:style-name="Standard"/>
          </table:table-cell>
        </table:table-row>
        <table:table-row table:style-name="TableLine94116478992864">
          <table:table-cell office:value-type="string">
            <text:p text:style-name="P1">334Q</text:p>
          </table:table-cell>
          <table:table-cell office:value-type="string">
            <text:p text:style-name="P1">"MODEM" SERIAL PORT</text:p>
          </table:table-cell>
          <table:table-cell office:value-type="string">
            <text:p text:style-name="Standard"/>
          </table:table-cell>
          <table:table-cell office:value-type="string">
            <text:p text:style-name="Standard"/>
          </table:table-cell>
        </table:table-row>
        <table:table-row table:style-name="TableLine94116506328080">
          <table:table-cell office:value-type="string">
            <text:p text:style-name="P1">335Q</text:p>
          </table:table-cell>
          <table:table-cell office:value-type="string">
            <text:p text:style-name="P1">"MODEM" SERIAL PORT</text:p>
          </table:table-cell>
          <table:table-cell office:value-type="string">
            <text:p text:style-name="Standard"/>
          </table:table-cell>
          <table:table-cell office:value-type="string">
            <text:p text:style-name="Standard"/>
          </table:table-cell>
        </table:table-row>
        <table:table-row table:style-name="TableLine94116510796816">
          <table:table-cell office:value-type="string">
            <text:p text:style-name="P1">336Q</text:p>
          </table:table-cell>
          <table:table-cell office:value-type="string">
            <text:p text:style-name="P1">"MODEM" SERIAL PORT</text:p>
          </table:table-cell>
          <table:table-cell office:value-type="string">
            <text:p text:style-name="Standard"/>
          </table:table-cell>
          <table:table-cell office:value-type="string">
            <text:p text:style-name="Standard"/>
          </table:table-cell>
        </table:table-row>
        <table:table-row table:style-name="TableLine94116504707312">
          <table:table-cell office:value-type="string">
            <text:p text:style-name="P1">337Q</text:p>
          </table:table-cell>
          <table:table-cell office:value-type="string">
            <text:p text:style-name="P1">"MODEM" SERIAL PORT</text:p>
          </table:table-cell>
          <table:table-cell office:value-type="string">
            <text:p text:style-name="Standard"/>
          </table:table-cell>
          <table:table-cell office:value-type="string">
            <text:p text:style-name="Standard"/>
          </table:table-cell>
        </table:table-row>
        <table:table-row table:style-name="TableLine94116477007104">
          <table:table-cell office:value-type="string">
            <text:p text:style-name="P1">340Q</text:p>
          </table:table-cell>
          <table:table-cell office:value-type="string">
            <text:p text:style-name="P1">"LP" SERIAL PORT</text:p>
          </table:table-cell>
          <table:table-cell office:value-type="string">
            <text:p text:style-name="Standard"/>
          </table:table-cell>
          <table:table-cell office:value-type="string">
            <text:p text:style-name="Standard"/>
          </table:table-cell>
        </table:table-row>
        <table:table-row table:style-name="TableLine94116453415600">
          <table:table-cell office:value-type="string">
            <text:p text:style-name="P1">341Q</text:p>
          </table:table-cell>
          <table:table-cell office:value-type="string">
            <text:p text:style-name="P1">"LP" SERIAL PORT</text:p>
          </table:table-cell>
          <table:table-cell office:value-type="string">
            <text:p text:style-name="Standard"/>
          </table:table-cell>
          <table:table-cell office:value-type="string">
            <text:p text:style-name="Standard"/>
          </table:table-cell>
        </table:table-row>
        <table:table-row table:style-name="TableLine94116508107424">
          <table:table-cell office:value-type="string">
            <text:p text:style-name="P1">342Q</text:p>
          </table:table-cell>
          <table:table-cell office:value-type="string">
            <text:p text:style-name="P1">"LP" SERIAL PORT</text:p>
          </table:table-cell>
          <table:table-cell office:value-type="string">
            <text:p text:style-name="Standard"/>
          </table:table-cell>
          <table:table-cell office:value-type="string">
            <text:p text:style-name="Standard"/>
          </table:table-cell>
        </table:table-row>
        <table:table-row table:style-name="TableLine94116509373456">
          <table:table-cell office:value-type="string">
            <text:p text:style-name="P1">343Q</text:p>
          </table:table-cell>
          <table:table-cell office:value-type="string">
            <text:p text:style-name="P1">"LP" SERIAL PORT</text:p>
          </table:table-cell>
          <table:table-cell office:value-type="string">
            <text:p text:style-name="Standard"/>
          </table:table-cell>
          <table:table-cell office:value-type="string">
            <text:p text:style-name="Standard"/>
          </table:table-cell>
        </table:table-row>
        <table:table-row table:style-name="TableLine94116505143920">
          <table:table-cell office:value-type="string">
            <text:p text:style-name="P1">344Q</text:p>
          </table:table-cell>
          <table:table-cell office:value-type="string">
            <text:p text:style-name="P1">"LP" SERIAL PORT</text:p>
          </table:table-cell>
          <table:table-cell office:value-type="string">
            <text:p text:style-name="Standard"/>
          </table:table-cell>
          <table:table-cell office:value-type="string">
            <text:p text:style-name="Standard"/>
          </table:table-cell>
        </table:table-row>
        <table:table-row table:style-name="TableLine94116504971248">
          <table:table-cell office:value-type="string">
            <text:p text:style-name="P1">345Q</text:p>
          </table:table-cell>
          <table:table-cell office:value-type="string">
            <text:p text:style-name="P1">"LP" SERIAL PORT</text:p>
          </table:table-cell>
          <table:table-cell office:value-type="string">
            <text:p text:style-name="Standard"/>
          </table:table-cell>
          <table:table-cell office:value-type="string">
            <text:p text:style-name="Standard"/>
          </table:table-cell>
        </table:table-row>
        <table:table-row table:style-name="TableLine94116510376496">
          <table:table-cell office:value-type="string">
            <text:p text:style-name="P1">346Q</text:p>
          </table:table-cell>
          <table:table-cell office:value-type="string">
            <text:p text:style-name="P1">"LP" SERIAL PORT</text:p>
          </table:table-cell>
          <table:table-cell office:value-type="string">
            <text:p text:style-name="Standard"/>
          </table:table-cell>
          <table:table-cell office:value-type="string">
            <text:p text:style-name="Standard"/>
          </table:table-cell>
        </table:table-row>
        <table:table-row table:style-name="TableLine94116510571216">
          <table:table-cell office:value-type="string">
            <text:p text:style-name="P1">347Q</text:p>
          </table:table-cell>
          <table:table-cell office:value-type="string">
            <text:p text:style-name="P1">"LP" SERIAL PORT</text:p>
          </table:table-cell>
          <table:table-cell office:value-type="string">
            <text:p text:style-name="Standard"/>
          </table:table-cell>
          <table:table-cell office:value-type="string">
            <text:p text:style-name="Standard"/>
          </table:table-cell>
        </table:table-row>
        <table:table-row table:style-name="TableLine94116507909808">
          <table:table-cell office:value-type="string">
            <text:p text:style-name="P1">350Q</text:p>
          </table:table-cell>
          <table:table-cell office:value-type="string">
            <text:p text:style-name="P1">"CONSOLE" SERIAL PORT</text:p>
          </table:table-cell>
          <table:table-cell office:value-type="string">
            <text:p text:style-name="Standard"/>
          </table:table-cell>
          <table:table-cell office:value-type="string">
            <text:p text:style-name="Standard"/>
          </table:table-cell>
        </table:table-row>
        <table:table-row table:style-name="TableLine94116508762160">
          <table:table-cell office:value-type="string">
            <text:p text:style-name="P1">351Q</text:p>
          </table:table-cell>
          <table:table-cell office:value-type="string">
            <text:p text:style-name="P1">"CONSOLE" SERIAL PORT</text:p>
          </table:table-cell>
          <table:table-cell office:value-type="string">
            <text:p text:style-name="Standard"/>
          </table:table-cell>
          <table:table-cell office:value-type="string">
            <text:p text:style-name="Standard"/>
          </table:table-cell>
        </table:table-row>
        <table:table-row table:style-name="TableLine94116507859264">
          <table:table-cell office:value-type="string">
            <text:p text:style-name="P1">352Q</text:p>
          </table:table-cell>
          <table:table-cell office:value-type="string">
            <text:p text:style-name="P1">"CONSOLE" SERIAL PORT</text:p>
          </table:table-cell>
          <table:table-cell office:value-type="string">
            <text:p text:style-name="Standard"/>
          </table:table-cell>
          <table:table-cell office:value-type="string">
            <text:p text:style-name="Standard"/>
          </table:table-cell>
        </table:table-row>
        <table:table-row table:style-name="TableLine94116508050352">
          <table:table-cell office:value-type="string">
            <text:p text:style-name="P1">353Q</text:p>
          </table:table-cell>
          <table:table-cell office:value-type="string">
            <text:p text:style-name="P1">"CONSOLE" SERIAL PORT</text:p>
          </table:table-cell>
          <table:table-cell office:value-type="string">
            <text:p text:style-name="Standard"/>
          </table:table-cell>
          <table:table-cell office:value-type="string">
            <text:p text:style-name="Standard"/>
          </table:table-cell>
        </table:table-row>
        <table:table-row table:style-name="TableLine94116489809648">
          <table:table-cell office:value-type="string">
            <text:p text:style-name="P1">354Q</text:p>
          </table:table-cell>
          <table:table-cell office:value-type="string">
            <text:p text:style-name="P1">"CONSOLE" SERIAL PORT</text:p>
          </table:table-cell>
          <table:table-cell office:value-type="string">
            <text:p text:style-name="Standard"/>
          </table:table-cell>
          <table:table-cell office:value-type="string">
            <text:p text:style-name="Standard"/>
          </table:table-cell>
        </table:table-row>
        <table:table-row table:style-name="TableLine94116487195648">
          <table:table-cell office:value-type="string">
            <text:p text:style-name="P1">355Q</text:p>
          </table:table-cell>
          <table:table-cell office:value-type="string">
            <text:p text:style-name="P1">"CONSOLE" SERIAL PORT</text:p>
          </table:table-cell>
          <table:table-cell office:value-type="string">
            <text:p text:style-name="Standard"/>
          </table:table-cell>
          <table:table-cell office:value-type="string">
            <text:p text:style-name="Standard"/>
          </table:table-cell>
        </table:table-row>
        <table:table-row table:style-name="TableLine94116486855936">
          <table:table-cell office:value-type="string">
            <text:p text:style-name="P1">356Q</text:p>
          </table:table-cell>
          <table:table-cell office:value-type="string">
            <text:p text:style-name="P1">"CONSOLE" SERIAL PORT</text:p>
          </table:table-cell>
          <table:table-cell office:value-type="string">
            <text:p text:style-name="Standard"/>
          </table:table-cell>
          <table:table-cell office:value-type="string">
            <text:p text:style-name="Standard"/>
          </table:table-cell>
        </table:table-row>
        <table:table-row table:style-name="TableLine94116488571920">
          <table:table-cell office:value-type="string">
            <text:p text:style-name="P1">357Q</text:p>
          </table:table-cell>
          <table:table-cell office:value-type="string">
            <text:p text:style-name="P1">"CONSOLE" SERIAL PORT</text:p>
          </table:table-cell>
          <table:table-cell office:value-type="string">
            <text:p text:style-name="Standard"/>
          </table:table-cell>
          <table:table-cell office:value-type="string">
            <text:p text:style-name="Standard"/>
          </table:table-cell>
        </table:table-row>
        <table:table-row table:style-name="TableLine94116484482512">
          <table:table-cell office:value-type="string">
            <text:p text:style-name="P1">360Q</text:p>
          </table:table-cell>
          <table:table-cell office:value-type="string">
            <text:p text:style-name="P1">H8 FRONT PANEL + CTL</text:p>
          </table:table-cell>
          <table:table-cell office:value-type="string">
            <text:p text:style-name="Standard"/>
          </table:table-cell>
          <table:table-cell office:value-type="string">
            <text:p text:style-name="Standard"/>
          </table:table-cell>
        </table:table-row>
        <table:table-row table:style-name="TableLine94116479379520">
          <table:table-cell office:value-type="string">
            <text:p text:style-name="P1">361Q</text:p>
          </table:table-cell>
          <table:table-cell office:value-type="string">
            <text:p text:style-name="P1">H8 FRONT PANEL</text:p>
          </table:table-cell>
          <table:table-cell office:value-type="string">
            <text:p text:style-name="Standard"/>
          </table:table-cell>
          <table:table-cell office:value-type="string">
            <text:p text:style-name="Standard"/>
          </table:table-cell>
        </table:table-row>
        <table:table-row table:style-name="TableLine94116508230272">
          <table:table-cell office:value-type="string">
            <text:p text:style-name="P1">362Q</text:p>
          </table:table-cell>
          <table:table-cell office:value-type="string">
            <text:p text:style-name="P3"><text:span text:style-name="T1">H8/H89 </text:span><text:span text:style-name="T6">CTL/DIPSW</text:span><text:span text:style-name="T1"> PORT</text:span></text:p>
          </table:table-cell>
          <table:table-cell office:value-type="string">
            <text:p text:style-name="P1">+ Zx80 V3/4 SPEED CONTROL</text:p>
          </table:table-cell>
          <table:table-cell office:value-type="string">
            <text:p text:style-name="Standard"/>
          </table:table-cell>
        </table:table-row>
        <table:table-row table:style-name="TableLine94116506247008">
          <table:table-cell office:value-type="string">
            <text:p text:style-name="P1">363Q</text:p>
          </table:table-cell>
          <table:table-cell office:value-type="string">
            <text:p text:style-name="P1"/>
          </table:table-cell>
          <table:table-cell office:value-type="string">
            <text:p text:style-name="P1">Zx80 V4 CLOCK ENA<text:span text:style-name="T6">BLE</text:span></text:p>
          </table:table-cell>
          <table:table-cell office:value-type="string">
            <text:p text:style-name="Standard"/>
          </table:table-cell>
        </table:table-row>
        <table:table-row table:style-name="TableLine94116503401808">
          <table:table-cell office:value-type="string">
            <text:p text:style-name="P1">364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504540128">
          <table:table-cell office:value-type="string">
            <text:p text:style-name="P1">365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453388976">
          <table:table-cell office:value-type="string">
            <text:p text:style-name="P1">366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501316928">
          <table:table-cell office:value-type="string">
            <text:p text:style-name="P1">367Q</text:p>
          </table:table-cell>
          <table:table-cell office:value-type="string">
            <text:p text:style-name="Standard"/>
          </table:table-cell>
          <table:table-cell office:value-type="string">
            <text:p text:style-name="Standard"/>
          </table:table-cell>
          <table:table-cell office:value-type="string">
            <text:p text:style-name="Standard"/>
          </table:table-cell>
        </table:table-row>
        <table:table-row table:style-name="TableLine94116489743344">
          <table:table-cell office:value-type="string">
            <text:p text:style-name="P1">370Q</text:p>
          </table:table-cell>
          <table:table-cell office:value-type="string">
            <text:p text:style-name="P1">H8-5 CASS SERIAL PORT</text:p>
          </table:table-cell>
          <table:table-cell office:value-type="string">
            <text:p text:style-name="Standard"/>
          </table:table-cell>
          <table:table-cell office:value-type="string">
            <text:p text:style-name="Standard"/>
          </table:table-cell>
        </table:table-row>
        <table:table-row table:style-name="TableLine94116453389584">
          <table:table-cell office:value-type="string">
            <text:p text:style-name="P1">371Q</text:p>
          </table:table-cell>
          <table:table-cell office:value-type="string">
            <text:p text:style-name="P1">H8-5 CASS SERIAL PORT</text:p>
          </table:table-cell>
          <table:table-cell office:value-type="string">
            <text:p text:style-name="Standard"/>
          </table:table-cell>
          <table:table-cell office:value-type="string">
            <text:p text:style-name="Standard"/>
          </table:table-cell>
        </table:table-row>
        <table:table-row table:style-name="TableLine94116510977616">
          <table:table-cell office:value-type="string">
            <text:p text:style-name="P1">372Q</text:p>
          </table:table-cell>
          <table:table-cell office:value-type="string">
            <text:p text:style-name="P1">H8-5 CONSOLE SERIAL</text:p>
          </table:table-cell>
          <table:table-cell office:value-type="string">
            <text:p text:style-name="Standard"/>
          </table:table-cell>
          <table:table-cell office:value-type="string">
            <text:p text:style-name="Standard"/>
          </table:table-cell>
        </table:table-row>
        <table:table-row table:style-name="TableLine94116507074176">
          <table:table-cell office:value-type="string">
            <text:p text:style-name="P1">373Q</text:p>
          </table:table-cell>
          <table:table-cell office:value-type="string">
            <text:p text:style-name="P1">H8-5 CONSOLE SERIAL</text:p>
          </table:table-cell>
          <table:table-cell office:value-type="string">
            <text:p text:style-name="Standard"/>
          </table:table-cell>
          <table:table-cell office:value-type="string">
            <text:p text:style-name="Standard"/>
          </table:table-cell>
        </table:table-row>
        <table:table-row table:style-name="TableLine94116474368352">
          <table:table-cell office:value-type="string">
            <text:p text:style-name="P1">374Q</text:p>
          </table:table-cell>
          <table:table-cell office:value-type="string">
            <text:p text:style-name="P1">H8-5 ALT TERMINAL</text:p>
          </table:table-cell>
          <table:table-cell office:value-type="string">
            <text:p text:style-name="Standard"/>
          </table:table-cell>
          <table:table-cell office:value-type="string">
            <text:p text:style-name="Standard"/>
          </table:table-cell>
        </table:table-row>
        <table:table-row table:style-name="TableLine94116506414048">
          <table:table-cell office:value-type="string">
            <text:p text:style-name="P1">375Q</text:p>
          </table:table-cell>
          <table:table-cell office:value-type="string">
            <text:p text:style-name="P1">H8-5 ALT TERMINAL</text:p>
          </table:table-cell>
          <table:table-cell office:value-type="string">
            <text:p text:style-name="Standard"/>
          </table:table-cell>
          <table:table-cell office:value-type="string">
            <text:p text:style-name="Standard"/>
          </table:table-cell>
        </table:table-row>
        <table:table-row table:style-name="TableLine94116502860240">
          <table:table-cell office:value-type="string">
            <text:p text:style-name="P1">376Q</text:p>
          </table:table-cell>
          <table:table-cell office:value-type="string">
            <text:p text:style-name="P1"/>
          </table:table-cell>
          <table:table-cell office:value-type="string">
            <text:p text:style-name="P1">H8-2 PARALLEL PORT (alt?)</text:p>
          </table:table-cell>
          <table:table-cell office:value-type="string">
            <text:p text:style-name="Standard"/>
          </table:table-cell>
        </table:table-row>
        <table:table-row table:style-name="TableLine94116506544208">
          <table:table-cell office:value-type="string">
            <text:p text:style-name="P1">377Q</text:p>
          </table:table-cell>
          <table:table-cell office:value-type="string">
            <text:p text:style-name="P1"/>
          </table:table-cell>
          <table:table-cell office:value-type="string">
            <text:p text:style-name="P1">H8-2 PARALLEL PORT (alt?)</text:p>
          </table:table-cell>
          <table:table-cell office:value-type="string">
            <text:p text:style-name="Standard"/>
          </table:table-cell>
        </table:table-row>
      </table:table>
      <text:p text:style-name="P1"/>
      <text:p text:style-name="P1"/>
      <text:p text:style-name="P1">*<text:span text:style-name="T3">1 *2 *3 *4 – Card is configuration for alternate I/O ports.</text:span></text:p>
      <text:p text:style-name="P9">*<text:span text:style-name="T5">A..*H </text:span><text:span text:style-name="T3">–</text:span><text:span text:style-name="T5"> Port ranges may be assigned to chips as desired. A maximum of 5 ranges can be us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7T16:52:10.658143126</meta:creation-date>
    <dc:date>2021-05-27T18:49:40.548980204</dc:date>
    <meta:editing-duration>PT18M38S</meta:editing-duration>
    <meta:editing-cycles>4</meta:editing-cycles>
    <meta:generator>LibreOffice/6.4.7.2$Linux_X86_64 LibreOffice_project/40$Build-2</meta:generator>
    <meta:document-statistic meta:table-count="1" meta:image-count="0" meta:object-count="0" meta:page-count="4" meta:paragraph-count="379" meta:word-count="801" meta:character-count="4113" meta:non-whitespace-character-count="3692"/>
  </office:meta>
</office:document-meta>
</file>